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Frage</text:p>
          </table:table-cell>
          <table:table-cell office:value-type="string" table:style-name="ce1">
            <text:p>TestPerson 1</text:p>
          </table:table-cell>
          <table:table-cell office:value-type="string" table:style-name="ce1">
            <text:p>Test Person 2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gen Objekte erstellen und versehentlichen änderungen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nötigt vollständige Regelwerkintegration</text:p>
          </table:table-cell>
          <table:table-cell table:number-columns-repeated="16380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fw</text:p>
          </table:table-cell>
          <table:table-cell office:value-type="string" table:style-name="ce1">
            <text:p>log zum Abenteuer Nachvollzieh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le play (in der Ecke schämen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ürfelergebnisse immer Cha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ause mit schwarzem Bild..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äume schneller erstell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inge sollten nicht rumlaufen (Standardaktion nicht für alles z.b. Layerweise)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ontentmanager cached default bil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ageszeit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ilder übers netzt sync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ayer index berechnung +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rag&amp;Drop von Teilen in den Umbau modu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eine Objekte größer als 1 Tile möglich</text:p>
          </table:table-cell>
          <table:table-cell table:number-columns-repeated="16382"/>
        </table:table-row>
        <table:table-row table:number-rows-repeated="1048546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lorian Uhde</dc:creator>
    <meta:creation-date>2009-04-16T11:32:48Z</meta:creation-date>
    <dc:date>2014-02-17T16:45:01Z</dc:date>
    <meta:editing-cycles>25</meta:editing-cycles>
    <meta:editing-duration>PT4390S</meta:editing-duration>
    <meta:user-defined meta:name="Info 1"/>
    <meta:user-defined meta:name="Info 2"/>
    <meta:user-defined meta:name="Info 3"/>
    <meta:user-defined meta:name="Info 4"/>
  </office:meta>
</office:document-meta>
</file>